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officeooo:paragraph-rsid="000005ee"/>
    </style:style>
    <style:style style:name="P3" style:family="paragraph" style:parent-style-name="Text_20_body" style:list-style-name="L2">
      <style:paragraph-properties fo:margin-top="0.318cm" fo:margin-bottom="0.318cm" style:contextual-spacing="false" fo:orphans="2" fo:widows="2"/>
      <style:text-properties officeooo:paragraph-rsid="000005ee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fo:font-weight="bold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Você sabia que a lógica, criada por Aristóteles, foi a primeira tentativa de se codificar o pensamento racional? Essa lógica se desenvolveu como um campo de estudo vasto e cativou diversos cientistas nas mais diferentes áreas de conhecimento. A tradição da lógica permitiu o desenvolvimento de diversos sistemas inteligentes com capacidade para resolver problemas reais. Assista a videoaula para entender melhor como isso aconteceu.</text:p>
      <text:p text:style-name="P2"><text:span text:style-name="Strong_20_Emphasis"><text:span text:style-name="T1">Links externos mencionados na aula:</text:span></text:span></text:p>
      <text:list xml:id="list3091340606" text:style-name="L2">
        <text:list-item>
          <text:p text:style-name="P3"><text:a xlink:type="simple" xlink:href="http://inquireproject.com/" office:target-frame-name="_blank" xlink:show="new" text:style-name="Internet_20_link" text:visited-style-name="Visited_20_Internet_20_Link"><text:span text:style-name="T2">http://inquireproject.com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25:50.940707225</meta:creation-date>
    <dc:date>2022-09-03T12:26:53.352556303</dc:date>
    <meta:editing-duration>PT1M3S</meta:editing-duration>
    <meta:editing-cycles>1</meta:editing-cycles>
    <meta:document-statistic meta:table-count="0" meta:image-count="0" meta:object-count="0" meta:page-count="1" meta:paragraph-count="4" meta:word-count="72" meta:character-count="498" meta:non-whitespace-character-count="431"/>
    <meta:generator>LibreOffice/7.3.5.2$Linux_X86_64 LibreOffice_project/30$Build-2</meta:generator>
  </office:meta>
</office:document-meta>
</file>